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a316a" officeooo:paragraph-rsid="001a316a"/>
    </style:style>
    <style:style style:name="P2" style:family="paragraph" style:parent-style-name="Text_20_body">
      <style:text-properties style:text-underline-style="solid" style:text-underline-width="auto" style:text-underline-color="font-color" officeooo:rsid="001d04ff" officeooo:paragraph-rsid="0027b458"/>
    </style:style>
    <style:style style:name="P3" style:family="paragraph" style:parent-style-name="Text_20_body">
      <style:text-properties style:text-underline-style="solid" style:text-underline-width="auto" style:text-underline-color="font-color" officeooo:rsid="002d31c5" officeooo:paragraph-rsid="002d31c5"/>
    </style:style>
    <style:style style:name="P4" style:family="paragraph" style:parent-style-name="Text_20_body">
      <style:text-properties style:text-underline-style="solid" style:text-underline-width="auto" style:text-underline-color="font-color" officeooo:rsid="002e838b" officeooo:paragraph-rsid="002e838b"/>
    </style:style>
    <style:style style:name="P5" style:family="paragraph" style:parent-style-name="Text_20_body">
      <style:text-properties style:text-underline-style="solid" style:text-underline-width="auto" style:text-underline-color="font-color" officeooo:rsid="004cc3a2" officeooo:paragraph-rsid="004cc3a2"/>
    </style:style>
    <style:style style:name="P6" style:family="paragraph" style:parent-style-name="Text_20_body">
      <style:text-properties style:text-underline-style="solid" style:text-underline-width="auto" style:text-underline-color="font-color" officeooo:rsid="004dd8ea" officeooo:paragraph-rsid="004dd8ea"/>
    </style:style>
    <style:style style:name="P7" style:family="paragraph" style:parent-style-name="Text_20_body">
      <style:text-properties style:text-underline-style="solid" style:text-underline-width="auto" style:text-underline-color="font-color" officeooo:rsid="00506af7" officeooo:paragraph-rsid="00506af7"/>
    </style:style>
    <style:style style:name="P8" style:family="paragraph" style:parent-style-name="Text_20_body" style:list-style-name="L3">
      <style:text-properties style:text-underline-style="solid" style:text-underline-width="auto" style:text-underline-color="font-color" officeooo:rsid="00506af7" officeooo:paragraph-rsid="00506af7"/>
    </style:style>
    <style:style style:name="P9" style:family="paragraph" style:parent-style-name="Text_20_body" style:list-style-name="L3">
      <style:text-properties style:text-underline-style="solid" style:text-underline-width="auto" style:text-underline-color="font-color" officeooo:rsid="0050cd70" officeooo:paragraph-rsid="0050cd70"/>
    </style:style>
    <style:style style:name="P10" style:family="paragraph" style:parent-style-name="Text_20_body">
      <style:text-properties style:text-underline-style="solid" style:text-underline-width="auto" style:text-underline-color="font-color" officeooo:rsid="00525391" officeooo:paragraph-rsid="00525391"/>
    </style:style>
    <style:style style:name="P11" style:family="paragraph" style:parent-style-name="Text_20_body">
      <style:text-properties style:text-underline-style="solid" style:text-underline-width="auto" style:text-underline-color="font-color" officeooo:rsid="0054531a" officeooo:paragraph-rsid="0054531a"/>
    </style:style>
    <style:style style:name="P12" style:family="paragraph" style:parent-style-name="Text_20_body">
      <style:text-properties style:text-underline-style="solid" style:text-underline-width="auto" style:text-underline-color="font-color" officeooo:rsid="0056bf8c" officeooo:paragraph-rsid="0056bf8c"/>
    </style:style>
    <style:style style:name="P13" style:family="paragraph" style:parent-style-name="Text_20_body">
      <style:text-properties style:text-underline-style="solid" style:text-underline-width="auto" style:text-underline-color="font-color" officeooo:rsid="0057b5e5" officeooo:paragraph-rsid="0057b5e5"/>
    </style:style>
    <style:style style:name="P14" style:family="paragraph" style:parent-style-name="Text_20_body">
      <style:text-properties style:text-underline-style="solid" style:text-underline-width="auto" style:text-underline-color="font-color" officeooo:rsid="0058a8b1" officeooo:paragraph-rsid="0058a8b1"/>
    </style:style>
    <style:style style:name="P15" style:family="paragraph" style:parent-style-name="Text_20_body">
      <style:text-properties style:text-underline-style="solid" style:text-underline-width="auto" style:text-underline-color="font-color" officeooo:rsid="005a0ed3" officeooo:paragraph-rsid="005a0ed3"/>
    </style:style>
    <style:style style:name="P16" style:family="paragraph" style:parent-style-name="Text_20_body">
      <style:text-properties style:text-underline-style="none" officeooo:rsid="001d6827" officeooo:paragraph-rsid="001d6827"/>
    </style:style>
    <style:style style:name="P17" style:family="paragraph" style:parent-style-name="Text_20_body">
      <style:text-properties style:text-underline-style="none" officeooo:rsid="001ed078" officeooo:paragraph-rsid="001ed078"/>
    </style:style>
    <style:style style:name="P18" style:family="paragraph" style:parent-style-name="Text_20_body">
      <style:text-properties style:text-underline-style="none" officeooo:rsid="0020bbfa" officeooo:paragraph-rsid="0020bbfa"/>
    </style:style>
    <style:style style:name="P19" style:family="paragraph" style:parent-style-name="Text_20_body">
      <style:text-properties style:text-underline-style="none" officeooo:rsid="00223f54" officeooo:paragraph-rsid="00223f54"/>
    </style:style>
    <style:style style:name="P20" style:family="paragraph" style:parent-style-name="Text_20_body">
      <style:text-properties style:text-underline-style="none" officeooo:rsid="0022a87d" officeooo:paragraph-rsid="0022a87d"/>
    </style:style>
    <style:style style:name="P21" style:family="paragraph" style:parent-style-name="Text_20_body">
      <style:text-properties style:text-underline-style="none" officeooo:rsid="0022d20c" officeooo:paragraph-rsid="0022d20c"/>
    </style:style>
    <style:style style:name="P22" style:family="paragraph" style:parent-style-name="Text_20_body">
      <style:text-properties style:text-underline-style="none" officeooo:rsid="0025b493" officeooo:paragraph-rsid="0025b493"/>
    </style:style>
    <style:style style:name="P23" style:family="paragraph" style:parent-style-name="Text_20_body">
      <style:text-properties style:text-underline-style="none" officeooo:rsid="00294795" officeooo:paragraph-rsid="00294795"/>
    </style:style>
    <style:style style:name="P24" style:family="paragraph" style:parent-style-name="Text_20_body" style:list-style-name="L1">
      <style:text-properties style:text-underline-style="none" officeooo:rsid="002fd647" officeooo:paragraph-rsid="002fd647"/>
    </style:style>
    <style:style style:name="P25" style:family="paragraph" style:parent-style-name="Text_20_body" style:list-style-name="L1">
      <style:text-properties style:text-underline-style="none" officeooo:rsid="0031f424" officeooo:paragraph-rsid="0031f424"/>
    </style:style>
    <style:style style:name="P26" style:family="paragraph" style:parent-style-name="Text_20_body" style:list-style-name="L1">
      <style:text-properties style:text-underline-style="none" officeooo:rsid="0033af5c" officeooo:paragraph-rsid="0033af5c"/>
    </style:style>
    <style:style style:name="P27" style:family="paragraph" style:parent-style-name="Text_20_body" style:list-style-name="L1">
      <style:text-properties style:text-underline-style="none" officeooo:rsid="00352967" officeooo:paragraph-rsid="00352967"/>
    </style:style>
    <style:style style:name="P28" style:family="paragraph" style:parent-style-name="Text_20_body" style:list-style-name="L1">
      <style:text-properties style:text-underline-style="none" officeooo:rsid="0036c907" officeooo:paragraph-rsid="0036c907"/>
    </style:style>
    <style:style style:name="P29" style:family="paragraph" style:parent-style-name="Text_20_body" style:list-style-name="L1">
      <style:text-properties style:text-underline-style="none" officeooo:rsid="0036d829" officeooo:paragraph-rsid="0036d829"/>
    </style:style>
    <style:style style:name="P30" style:family="paragraph" style:parent-style-name="Text_20_body">
      <style:text-properties style:text-underline-style="none" officeooo:rsid="003949ba" officeooo:paragraph-rsid="003949ba"/>
    </style:style>
    <style:style style:name="P31" style:family="paragraph" style:parent-style-name="Text_20_body">
      <style:text-properties style:text-underline-style="none" officeooo:rsid="003c74e6" officeooo:paragraph-rsid="003c74e6"/>
    </style:style>
    <style:style style:name="P32" style:family="paragraph" style:parent-style-name="Text_20_body" style:list-style-name="L2">
      <style:text-properties style:text-underline-style="none" officeooo:rsid="003e2faf" officeooo:paragraph-rsid="003e2faf"/>
    </style:style>
    <style:style style:name="P33" style:family="paragraph" style:parent-style-name="Text_20_body" style:list-style-name="L2">
      <style:text-properties style:text-underline-style="none" officeooo:rsid="003f84ea" officeooo:paragraph-rsid="003f84ea"/>
    </style:style>
    <style:style style:name="P34" style:family="paragraph" style:parent-style-name="Text_20_body" style:list-style-name="L2">
      <style:text-properties style:text-underline-style="none" officeooo:rsid="00405b4e" officeooo:paragraph-rsid="00405b4e"/>
    </style:style>
    <style:style style:name="P35" style:family="paragraph" style:parent-style-name="Text_20_body" style:list-style-name="L2">
      <style:text-properties style:text-underline-style="none" officeooo:rsid="0041aa3a" officeooo:paragraph-rsid="0041aa3a"/>
    </style:style>
    <style:style style:name="P36" style:family="paragraph" style:parent-style-name="Text_20_body" style:list-style-name="L2">
      <style:text-properties style:text-underline-style="none" officeooo:rsid="00424aaf" officeooo:paragraph-rsid="00424aaf"/>
    </style:style>
    <style:style style:name="P37" style:family="paragraph" style:parent-style-name="Text_20_body" style:list-style-name="L2">
      <style:text-properties style:text-underline-style="none" officeooo:rsid="0042827d" officeooo:paragraph-rsid="0042827d"/>
    </style:style>
    <style:style style:name="P38" style:family="paragraph" style:parent-style-name="Text_20_body" style:list-style-name="L2">
      <style:text-properties style:text-underline-style="none" officeooo:rsid="00428505" officeooo:paragraph-rsid="00428505"/>
    </style:style>
    <style:style style:name="P39" style:family="paragraph" style:parent-style-name="Text_20_body">
      <style:text-properties style:text-underline-style="none" officeooo:rsid="00434ca3" officeooo:paragraph-rsid="00434ca3"/>
    </style:style>
    <style:style style:name="P40" style:family="paragraph" style:parent-style-name="Text_20_body">
      <style:text-properties style:text-underline-style="none" officeooo:rsid="00483cc2" officeooo:paragraph-rsid="00483cc2"/>
    </style:style>
    <style:style style:name="P41" style:family="paragraph" style:parent-style-name="Text_20_body">
      <style:text-properties style:text-underline-style="none" officeooo:rsid="00532e7d" officeooo:paragraph-rsid="00532e7d"/>
    </style:style>
    <style:style style:name="P42" style:family="paragraph" style:parent-style-name="Text_20_body">
      <style:text-properties style:text-underline-style="none" officeooo:rsid="005c57fe" officeooo:paragraph-rsid="005c57fe"/>
    </style:style>
    <style:style style:name="P43" style:family="paragraph" style:parent-style-name="Text_20_body">
      <style:text-properties style:text-underline-style="none" officeooo:rsid="005f522a" officeooo:paragraph-rsid="005f522a"/>
    </style:style>
    <style:style style:name="P44" style:family="paragraph" style:parent-style-name="Text_20_body">
      <style:text-properties style:text-underline-style="none" officeooo:rsid="0063530a" officeooo:paragraph-rsid="0063530a"/>
    </style:style>
    <style:style style:name="P45" style:family="paragraph" style:parent-style-name="Text_20_body" style:list-style-name="L4">
      <style:text-properties style:text-underline-style="none" officeooo:rsid="0063530a" officeooo:paragraph-rsid="0063530a"/>
    </style:style>
    <style:style style:name="P46" style:family="paragraph" style:parent-style-name="Text_20_body">
      <style:text-properties style:text-underline-style="none" officeooo:rsid="00679706" officeooo:paragraph-rsid="00679706"/>
    </style:style>
    <style:style style:name="P47" style:family="paragraph" style:parent-style-name="Text_20_body" style:list-style-name="L5">
      <style:text-properties style:text-underline-style="none" officeooo:rsid="006dfea6" officeooo:paragraph-rsid="006dfea6"/>
    </style:style>
    <style:style style:name="P48" style:family="paragraph" style:parent-style-name="Text_20_body">
      <style:text-properties style:text-underline-style="none" officeooo:rsid="006e32bd" officeooo:paragraph-rsid="006e32bd"/>
    </style:style>
    <style:style style:name="P49" style:family="paragraph" style:parent-style-name="Text_20_body">
      <style:text-properties style:text-underline-style="none" officeooo:rsid="006f43c4" officeooo:paragraph-rsid="006f43c4"/>
    </style:style>
    <style:style style:name="P50" style:family="paragraph" style:parent-style-name="Text_20_body">
      <style:text-properties style:text-underline-style="none" officeooo:rsid="007270ea" officeooo:paragraph-rsid="007270ea"/>
    </style:style>
    <style:style style:name="P51" style:family="paragraph" style:parent-style-name="Text_20_body">
      <style:text-properties style:text-underline-style="none" officeooo:rsid="0073ffee" officeooo:paragraph-rsid="0073ffee"/>
    </style:style>
    <style:style style:name="P52" style:family="paragraph" style:parent-style-name="Title">
      <style:text-properties officeooo:rsid="001a316a" officeooo:paragraph-rsid="001a316a"/>
    </style:style>
    <style:style style:name="T1" style:family="text">
      <style:text-properties officeooo:rsid="00247428"/>
    </style:style>
    <style:style style:name="T2" style:family="text">
      <style:text-properties officeooo:rsid="0024fec6"/>
    </style:style>
    <style:style style:name="T3" style:family="text">
      <style:text-properties officeooo:rsid="002ab6a1"/>
    </style:style>
    <style:style style:name="T4" style:family="text">
      <style:text-properties officeooo:rsid="002bef72"/>
    </style:style>
    <style:style style:name="T5" style:family="text">
      <style:text-properties officeooo:rsid="0031bf42"/>
    </style:style>
    <style:style style:name="T6" style:family="text">
      <style:text-properties officeooo:rsid="00395fa2"/>
    </style:style>
    <style:style style:name="T7" style:family="text">
      <style:text-properties officeooo:rsid="003a96ce"/>
    </style:style>
    <style:style style:name="T8" style:family="text">
      <style:text-properties officeooo:rsid="003b2515"/>
    </style:style>
    <style:style style:name="T9" style:family="text">
      <style:text-properties officeooo:rsid="003d2982"/>
    </style:style>
    <style:style style:name="T10" style:family="text">
      <style:text-properties officeooo:rsid="003e2faf"/>
    </style:style>
    <style:style style:name="T11" style:family="text">
      <style:text-properties officeooo:rsid="0043d497"/>
    </style:style>
    <style:style style:name="T12" style:family="text">
      <style:text-properties officeooo:rsid="0045ba4e"/>
    </style:style>
    <style:style style:name="T13" style:family="text">
      <style:text-properties officeooo:rsid="00461cc5"/>
    </style:style>
    <style:style style:name="T14" style:family="text">
      <style:text-properties officeooo:rsid="0049d785"/>
    </style:style>
    <style:style style:name="T15" style:family="text">
      <style:text-properties officeooo:rsid="0049e8c9"/>
    </style:style>
    <style:style style:name="T16" style:family="text">
      <style:text-properties officeooo:rsid="004a7f1d"/>
    </style:style>
    <style:style style:name="T17" style:family="text">
      <style:text-properties officeooo:rsid="004bea7c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4e2bac"/>
    </style:style>
    <style:style style:name="T20" style:family="text">
      <style:text-properties style:text-underline-style="none" officeooo:rsid="004eb405"/>
    </style:style>
    <style:style style:name="T21" style:family="text">
      <style:text-properties officeooo:rsid="005b7b2c"/>
    </style:style>
    <style:style style:name="T22" style:family="text">
      <style:text-properties officeooo:rsid="005c730f"/>
    </style:style>
    <style:style style:name="T23" style:family="text">
      <style:text-properties officeooo:rsid="005d5552"/>
    </style:style>
    <style:style style:name="T24" style:family="text">
      <style:text-properties officeooo:rsid="0060cbde"/>
    </style:style>
    <style:style style:name="T25" style:family="text">
      <style:text-properties officeooo:rsid="00617d76"/>
    </style:style>
    <style:style style:name="T26" style:family="text">
      <style:text-properties officeooo:rsid="0068d662"/>
    </style:style>
    <style:style style:name="T27" style:family="text">
      <style:text-properties officeooo:rsid="006a3090"/>
    </style:style>
    <style:style style:name="T28" style:family="text">
      <style:text-properties officeooo:rsid="006dfea6"/>
    </style:style>
    <style:style style:name="T29" style:family="text">
      <style:text-properties officeooo:rsid="00707304"/>
    </style:style>
    <style:style style:name="T30" style:family="text">
      <style:text-properties officeooo:rsid="0070f9fb"/>
    </style:style>
    <style:style style:name="T31" style:family="text">
      <style:text-properties officeooo:rsid="0073b178"/>
    </style:style>
    <style:style style:name="T32" style:family="text">
      <style:text-properties officeooo:rsid="00769cb6"/>
    </style:style>
    <style:style style:name="T33" style:family="text">
      <style:text-properties officeooo:rsid="007853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Persistence</text:p>
      <text:p text:style-name="P1">Crash Consistency: FSCK and Journaling</text:p>
      <text:p text:style-name="P21">Unlike most data structures e.g. memory when running a program, file system data structures must persist. <text:span text:style-name="T1">They must retain data despite power loss. </text:span><text:span text:style-name="T2">A mojjor challenge is how to update the persistent data structures despite the presence of a power loss or a system crash. </text:span></text:p>
      <text:p text:style-name="P22">System crashed in the middle of an update causes interesting problems, e.g. the crash-consistency progblem. </text:p>
      <text:p text:style-name="P2">The Crux: H<text:span text:style-name="T4">o</text:span>w Do We Update The Disk Despite Crashes?</text:p>
      <text:p text:style-name="P23">Approaches will be examined e.g. the file system checker (fsck) and jurnaling (write-ahead logging<text:span text:style-name="T3">). </text:span></text:p>
      <text:p text:style-name="P16">42.1 A Detailed Example</text:p>
      <text:p text:style-name="P3">Crash Scenarios</text:p>
      <text:list xml:id="list2675108347" text:style-name="L1">
        <text:list-item>
          <text:p text:style-name="P24">Just the data bloc<text:span text:style-name="T5">k</text:span> is written to disk</text:p>
        </text:list-item>
        <text:list-item>
          <text:p text:style-name="P25">Just the updated indode <text:s/>is written to disk</text:p>
        </text:list-item>
        <text:list-item>
          <text:p text:style-name="P26">Just the updated bitmap is written to disk</text:p>
        </text:list-item>
        <text:list-item>
          <text:p text:style-name="P27">The inode and bitmap are written to disk, but not data</text:p>
        </text:list-item>
        <text:list-item>
          <text:p text:style-name="P28">The inode and the data block are written, but not the bitmap</text:p>
        </text:list-item>
        <text:list-item>
          <text:p text:style-name="P29">The bitmap and the datablock are written, but not the inode</text:p>
        </text:list-item>
      </text:list>
      <text:p text:style-name="P4">The Crash Consistency Problem</text:p>
      <text:p text:style-name="P30">What we want to do due to these different states, is that we want to move the file system from one consistent state to another atomically. <text:span text:style-name="T6">But unfortunately we cannot do this since we can only commit to one write at a time </text:span><text:span text:style-name="T7">and crashes may occur inbetween. </text:span><text:span text:style-name="T8">This is called the crash consistency problem, or the consistent-update problem. </text:span></text:p>
      <text:p text:style-name="P17">42.2 Solution #1: The File System Checker</text:p>
      <text:p text:style-name="P31">We let incosistencies happen, and then we fix them later (at reboot). <text:span text:style-name="T9">Finding such inconsistencies and repairing them are done with the tool fsck (file system checke</text:span><text:span text:style-name="T10">r) summarized as:</text:span></text:p>
      <text:list xml:id="list1992196653" text:style-name="L2">
        <text:list-item>
          <text:p text:style-name="P32">Superblock</text:p>
        </text:list-item>
        <text:list-item>
          <text:p text:style-name="P33">Free blocks</text:p>
        </text:list-item>
        <text:list-item>
          <text:p text:style-name="P34">Inode state</text:p>
        </text:list-item>
        <text:list-item>
          <text:p text:style-name="P35">Inode links</text:p>
        </text:list-item>
        <text:list-item>
          <text:p text:style-name="P36">Duplicates</text:p>
        </text:list-item>
        <text:list-item>
          <text:p text:style-name="P37">Bad blocks</text:p>
        </text:list-item>
        <text:list-item>
          <text:p text:style-name="P38">Directory checks</text:p>
        </text:list-item>
      </text:list>
      <text:p text:style-name="P39"><text:soft-page-break/>Building a fsck requires intricate knowledge of the file system. <text:span text:style-name="T11">Fsck has a fundamental problem however, it is </text:span><text:span text:style-name="T12">too </text:span><text:span text:style-name="T11">slow. </text:span><text:span text:style-name="T13">This technique is analogous to dropping your keys in the bedroom and the searching for them in the entire house. </text:span></text:p>
      <text:p text:style-name="P18">42.3 Solution #2: Journaling (or Write-Ahead Logging)</text:p>
      <text:p text:style-name="P40">This might be one of the most popular solutions to the consistent update problem, <text:span text:style-name="T14">known as write-ahead logging. This technique is used in many DBMSs. </text:span><text:span text:style-name="T15">Write-ahead logging is also called journaling. </text:span><text:span text:style-name="T16">By writing a note before an operatin, the system can go back after a crash and retry the operation </text:span><text:span text:style-name="T17">so we will know exactly <text:s/>what to fix. </text:span></text:p>
      <text:p text:style-name="P5">Data Journaling</text:p>
      <text:p text:style-name="P6"><text:span text:style-name="T18">There are physical logging and logical logging. </text:span><text:span text:style-name="T19">Once a transactin is safely on disk, we are ready to overwrite the old structures in the file system, </text:span><text:span text:style-name="T20">called checkpointing. </text:span></text:p>
      <text:p text:style-name="P7"><text:span text:style-name="T20">S</text:span><text:span text:style-name="T18">o the initial sequence of operations are: </text:span></text:p>
      <text:list xml:id="list357466396" text:style-name="L3">
        <text:list-item>
          <text:p text:style-name="P8"><text:span text:style-name="T18">Journal write</text:span></text:p>
        </text:list-item>
        <text:list-item>
          <text:p text:style-name="P9"><text:span text:style-name="T18">Journal <text:s/>commit</text:span></text:p>
        </text:list-item>
        <text:list-item>
          <text:p text:style-name="P8"><text:span text:style-name="T18">Checkpoint</text:span></text:p>
        </text:list-item>
      </text:list>
      <text:p text:style-name="P10">Recovery</text:p>
      <text:p text:style-name="P41">Transactions are replayed. This form of logging is one of the simplest form and is called redo logging. </text:p>
      <text:p text:style-name="P11">Batching Log Updates</text:p>
      <text:p text:style-name="P42">The basic protocol coulld add a lot of extra disk traffic. <text:span text:style-name="T22">Some file systems do not commit each update to disk one at a time, instead, one can buffer all updates into a global transaction. </text:span><text:span text:style-name="T23">This way, we avoid excessive writes. </text:span></text:p>
      <text:p text:style-name="P12">Making The Log Finite</text:p>
      <text:p text:style-name="P43">To address a too full log, journaling uses circular log. <text:span text:style-name="T24">So we enable reuse of the log ina c</text:span><text:span text:style-name="T25">i</text:span><text:span text:style-name="T24">rcular fashion. </text:span></text:p>
      <text:p text:style-name="P44">So we add a step to the <text:s/>protocol: </text:p>
      <text:list xml:id="list1183397371" text:style-name="L4">
        <text:list-item>
          <text:p text:style-name="P45">Journal write</text:p>
        </text:list-item>
        <text:list-item>
          <text:p text:style-name="P45">Journal commit</text:p>
        </text:list-item>
        <text:list-item>
          <text:p text:style-name="P45">Checkpoint</text:p>
        </text:list-item>
        <text:list-item>
          <text:p text:style-name="P45">Free</text:p>
        </text:list-item>
      </text:list>
      <text:p text:style-name="P13">Metadata Journaling</text:p>
      <text:p text:style-name="P46">To speed up journaling, we can use a simpler form of journaling called ordered journaling (<text:span text:style-name="T27">o</text:span>r just metadata journaling<text:span text:style-name="T26">). </text:span><text:span text:style-name="T28">The new protocol will <text:s/>look like: </text:span></text:p>
      <text:list xml:id="list3850970085" text:style-name="L5">
        <text:list-item>
          <text:p text:style-name="P47">Data write</text:p>
        </text:list-item>
        <text:list-item>
          <text:p text:style-name="P47">Journal metadata write</text:p>
        </text:list-item>
        <text:list-item>
          <text:p text:style-name="P47"><text:soft-page-break/>Journal commit</text:p>
        </text:list-item>
        <text:list-item>
          <text:p text:style-name="P47">Checkpoint metadata</text:p>
        </text:list-item>
        <text:list-item>
          <text:p text:style-name="P47">Free</text:p>
        </text:list-item>
      </text:list>
      <text:p text:style-name="P14">Tricky Case: Block Reuse</text:p>
      <text:p text:style-name="P48">There are some trich corner cases that make journaling more tricky. </text:p>
      <text:p text:style-name="P15">Wrapping Up Journaling: <text:span text:style-name="T21">A Timeline</text:span></text:p>
      <text:p text:style-name="P19">42.4 Solution #3: Other Approaches</text:p>
      <text:p text:style-name="P49">There are also Soft Updates, <text:span text:style-name="T29">copy-on-write (COW) </text:span><text:span text:style-name="T30">and backpointer-based consistency (BBC). </text:span></text:p>
      <text:p text:style-name="P50">To reduce the number of times a journal protocol has to wait for disk writes to complete, we have a new approach called optimistic crash consistency <text:span text:style-name="T31">issuing as many writes to disk as possible by using a generalized form of the transaction checksum. </text:span></text:p>
      <text:p text:style-name="P20">42.5 Summary</text:p>
      <text:p text:style-name="P51">The file system checker works but are to slow. Thus, Jurnaling is often used reducing the recorevy time from O(size-of-disk-volume) to O(size-of-log). <text:span text:style-name="T32">Journalling can come in many forms </text:span><text:span text:style-name="T33">and the most commonly used one is the ordered metedata journaling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3T00:34:39.420589420</meta:creation-date>
    <dc:date>2020-12-23T17:22:21.840880073</dc:date>
    <meta:editing-duration>PT16H46M57S</meta:editing-duration>
    <meta:editing-cycles>94</meta:editing-cycles>
    <meta:generator>LibreOffice/6.4.6.2$Linux_X86_64 LibreOffice_project/40$Build-2</meta:generator>
    <meta:document-statistic meta:table-count="0" meta:image-count="0" meta:object-count="0" meta:page-count="3" meta:paragraph-count="60" meta:word-count="695" meta:character-count="4079" meta:non-whitespace-character-count="3447"/>
  </office:meta>
</office:document-meta>
</file>